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cs" fo:country="CZ" officeooo:rsid="0011a1be" officeooo:paragraph-rsid="0011a1be" style:font-size-asian="16pt" style:font-size-complex="16pt"/>
    </style:style>
    <style:style style:name="P2" style:family="paragraph" style:parent-style-name="Standard">
      <style:text-properties fo:font-size="14pt" fo:language="cs" fo:country="CZ" officeooo:rsid="0014e410" officeooo:paragraph-rsid="0014e410" style:font-size-asian="14pt" style:font-size-complex="14pt"/>
    </style:style>
    <style:style style:name="P3" style:family="paragraph" style:parent-style-name="Standard" style:list-style-name="L1">
      <style:text-properties fo:color="#81d41a" loext:opacity="100%" fo:font-size="12pt" fo:language="cs" fo:country="CZ" officeooo:rsid="0011a1be" officeooo:paragraph-rsid="0011a1be" style:font-size-asian="10.5pt" style:font-size-complex="12pt"/>
    </style:style>
    <style:style style:name="P4" style:family="paragraph" style:parent-style-name="Standard" style:list-style-name="L1">
      <style:text-properties fo:font-size="12pt" fo:language="cs" fo:country="CZ" officeooo:rsid="0011a1be" officeooo:paragraph-rsid="0011a1be" style:font-size-asian="10.5pt" style:font-size-complex="12pt"/>
    </style:style>
    <style:style style:name="P5" style:family="paragraph" style:parent-style-name="Standard" style:list-style-name="L1">
      <style:text-properties fo:font-size="12pt" fo:language="cs" fo:country="CZ" officeooo:rsid="0011a1be" officeooo:paragraph-rsid="00151ecd" style:font-size-asian="10.5pt" style:font-size-complex="12pt"/>
    </style:style>
    <style:style style:name="P6" style:family="paragraph" style:parent-style-name="Standard" style:list-style-name="L1">
      <style:text-properties fo:font-size="12pt" fo:language="cs" fo:country="CZ" officeooo:rsid="0011a1be" officeooo:paragraph-rsid="0014e410" style:font-size-asian="10.5pt" style:font-size-complex="12pt"/>
    </style:style>
    <style:style style:name="P7" style:family="paragraph" style:parent-style-name="Standard" style:list-style-name="L1">
      <style:text-properties fo:font-size="12pt" fo:language="cs" fo:country="CZ" officeooo:rsid="0014e410" officeooo:paragraph-rsid="0014e410" style:font-size-asian="10.5pt" style:font-size-complex="12pt"/>
    </style:style>
    <style:style style:name="P8" style:family="paragraph" style:parent-style-name="Standard" style:list-style-name="L2">
      <style:text-properties fo:font-size="12pt" fo:language="cs" fo:country="CZ" officeooo:rsid="0014e410" officeooo:paragraph-rsid="0014e410" style:font-size-asian="10.5pt" style:font-size-complex="12pt"/>
    </style:style>
    <style:style style:name="P9" style:family="paragraph" style:parent-style-name="Standard" style:list-style-name="L1">
      <style:text-properties fo:font-size="12pt" fo:language="cs" fo:country="CZ" officeooo:rsid="0013658f" officeooo:paragraph-rsid="0013658f" style:font-size-asian="10.5pt" style:font-size-complex="12pt"/>
    </style:style>
    <style:style style:name="P10" style:family="paragraph" style:parent-style-name="Standard" style:list-style-name="L1">
      <style:text-properties fo:font-size="12pt" fo:language="cs" fo:country="CZ" officeooo:rsid="0013658f" officeooo:paragraph-rsid="00151ecd" style:font-size-asian="10.5pt" style:font-size-complex="12pt"/>
    </style:style>
    <style:style style:name="P11" style:family="paragraph" style:parent-style-name="Standard" style:list-style-name="L1">
      <style:text-properties fo:font-size="12pt" fo:language="cs" fo:country="CZ" officeooo:rsid="0017c485" officeooo:paragraph-rsid="0017c485" style:font-size-asian="10.5pt" style:font-size-complex="12pt"/>
    </style:style>
    <style:style style:name="P12" style:family="paragraph" style:parent-style-name="Standard" style:list-style-name="L1">
      <style:text-properties fo:color="#c9211e" loext:opacity="100%" fo:font-size="12pt" fo:language="cs" fo:country="CZ" officeooo:rsid="0014e410" officeooo:paragraph-rsid="0014e410" style:font-size-asian="10.5pt" style:font-size-complex="12pt"/>
    </style:style>
    <style:style style:name="T1" style:family="text">
      <style:text-properties officeooo:rsid="0013658f"/>
    </style:style>
    <style:style style:name="T2" style:family="text">
      <style:text-properties officeooo:rsid="0014e410"/>
    </style:style>
    <style:style style:name="T3" style:family="text">
      <style:text-properties fo:color="#81d41a" loext:opacity="100%"/>
    </style:style>
    <style:style style:name="T4" style:family="text">
      <style:text-properties fo:color="#81d41a" loext:opacity="100%" officeooo:rsid="0014e410"/>
    </style:style>
    <style:style style:name="T5" style:family="text">
      <style:text-properties fo:color="#81d41a" loext:opacity="100%" officeooo:rsid="00151e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kce – strojní posuv</text:p>
      <text:list text:style-name="L1">
        <text:list-item>
          <text:p text:style-name="P3">HW setup</text:p>
          <text:list>
            <text:list-item>
              <text:p text:style-name="P4">Nastaveni stoupaní – (každé zařízení jiné stoupání) v mm přesnost 0,001mm</text:p>
            </text:list-item>
            <text:list-item>
              <text:p text:style-name="P4">Detekovat doraz –&gt; vypnout posuv</text:p>
            </text:list-item>
            <text:list-item>
              <text:p text:style-name="P4">Emergency – vypne přívod</text:p>
            </text:list-item>
            <text:list-item>
              <text:p text:style-name="P7">Nastavení maximalní rychlosti pro rychloposuv</text:p>
            </text:list-item>
            <text:list-item>
              <text:p text:style-name="P7">Nastavení akcelerace a decelerace pro rychloposuv</text:p>
            </text:list-item>
            <text:list-item>
              <text:p text:style-name="P11">Znaménka na osách + doprava, + doleva</text:p>
            </text:list-item>
            <text:list-item>
              <text:p text:style-name="P11">Odpojeni motoru – ano, ne</text:p>
            </text:list-item>
          </text:list>
        </text:list-item>
        <text:list-item>
          <text:p text:style-name="P4"><text:span text:style-name="T5">A</text:span><text:span text:style-name="T3">uto posuv</text:span> – <text:span text:style-name="T1">jede pořád</text:span></text:p>
          <text:list>
            <text:list-item>
              <text:p text:style-name="P4">Nastavení rychlosti posuvu <text:span text:style-name="T1">mm/s, mm/m + divno jednotky</text:span></text:p>
            </text:list-item>
            <text:list-item>
              <text:p text:style-name="P4">Pravo – <text:span text:style-name="T1">off (stop) -</text:span> levo – ON-<text:span text:style-name="T1">OFF-</text:span>ON</text:p>
            </text:list-item>
            <text:list-item>
              <text:p text:style-name="P9">STOP – conf button</text:p>
            </text:list-item>
          </text:list>
        </text:list-item>
        <text:list-item>
          <text:p text:style-name="P10"><text:span text:style-name="T5">P</text:span><text:span text:style-name="T3">řesný po</text:span><text:span text:style-name="T4">suv </text:span><text:span text:style-name="T3">ABSOLUTNÍ</text:span><text:span text:style-name="T4"> </text:span>Určená vzdálenost – ABSOLUTNÍ</text:p>
          <text:list>
            <text:list-item>
              <text:list>
                <text:list-item>
                  <text:p text:style-name="P5">Nastavení rychlosti posuvu <text:span text:style-name="T1">mm/s, mm/m + divno jednotky</text:span></text:p>
                </text:list-item>
                <text:list-item>
                  <text:p text:style-name="P10">Určení nulového bodu – conf button</text:p>
                </text:list-item>
                <text:list-item>
                  <text:p text:style-name="P9"><text:span text:style-name="T2">Jeď na konkretní pozici –</text:span> 10mm, -<text:span text:style-name="T2">50mm adt.</text:span></text:p>
                </text:list-item>
              </text:list>
            </text:list-item>
          </text:list>
        </text:list-item>
        <text:list-item>
          <text:p text:style-name="P10"><text:span text:style-name="T5">P</text:span><text:span text:style-name="T3">řesný po</text:span><text:span text:style-name="T4">suv </text:span><text:span text:style-name="T3">INKREMENTÁLNÍ</text:span> Určená vzdálenost – INKREMENTÁLNÍ</text:p>
          <text:list>
            <text:list-item>
              <text:list>
                <text:list-item>
                  <text:p text:style-name="P5">Nastavení rychlosti posuvu <text:span text:style-name="T1">mm/s, mm/m + divno jednotky</text:span></text:p>
                </text:list-item>
                <text:list-item>
                  <text:p text:style-name="P10">Určení nulového bodu – conf button</text:p>
                </text:list-item>
                <text:list-item>
                  <text:p text:style-name="P9">Ujeď 10mm a po každém zmáčknutí zopaku<text:span text:style-name="T2">j</text:span></text:p>
                </text:list-item>
                <text:list-item>
                  <text:p text:style-name="P6">Pravo – <text:span text:style-name="T1">off (stop) -</text:span> levo – ON-<text:span text:style-name="T1">OFF-</text:span>ON</text:p>
                </text:list-item>
              </text:list>
            </text:list-item>
          </text:list>
        </text:list-item>
        <text:list-item>
          <text:p text:style-name="P12">(Vlastnost – rychloposuv – pojede rychle)</text:p>
          <text:list>
            <text:list-item>
              <text:p text:style-name="P7">Pomalá akcelerace a rychlejší decelerace</text:p>
            </text:list-item>
          </text:list>
        </text:list-item>
      </text:list>
      <text:p text:style-name="P2">RGB LED</text:p>
      <text:list text:style-name="L2">
        <text:list-item>
          <text:p text:style-name="P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7:17:36.255394605</meta:creation-date>
    <dc:date>2025-05-06T18:05:07.968514436</dc:date>
    <meta:editing-duration>PT2H27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6" meta:word-count="159" meta:character-count="989" meta:non-whitespace-character-count="862"/>
  </office:meta>
</office:document-meta>
</file>